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6a28" officeooo:paragraph-rsid="00086a2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97fd" officeooo:paragraph-rsid="000a97f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a97fd" officeooo:paragraph-rsid="000a97f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a8f9" officeooo:paragraph-rsid="0009a8f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97fd" officeooo:paragraph-rsid="000a97f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9.326cm"/>
        </style:tab-stops>
      </style:paragraph-properties>
      <style:text-properties fo:color="#ff3333" fo:font-size="14pt" officeooo:rsid="00086a28" officeooo:paragraph-rsid="00086a28" fo:background-color="transparent" style:font-size-asian="14pt" style:font-size-complex="14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conomie</text:p>
      <text:p text:style-name="P1"/>
      <text:p text:style-name="P2">Qu'est ce que l'économie ? </text:p>
      <text:p text:style-name="P4">L'art de gérer la maison.</text:p>
      <text:p text:style-name="P4"/>
      <text:p text:style-name="P4"/>
      <text:p text:style-name="P3">Qu'est ce qu'un agent économique ?</text:p>
      <text:p text:style-name="P5">Une personne qui prend des décisions.</text:p>
      <text:p text:style-name="P5"/>
      <text:p text:style-name="P5"/>
      <text:p text:style-name="P3">Quelle différence y a-t-il entre la macroéconomie et la microéconomie ? </text:p>
      <text:p text:style-name="P5">La microéconomie étudie le comportement des individus. </text:p>
      <text:p text:style-name="P5">La macroéconomie étudie le comportement des agrégats. </text:p>
      <text:p text:style-name="P5"/>
      <text:p text:style-name="P5"/>
      <text:p text:style-name="P3">Parmi ces ouvrages portant sur l'économie, quels sont ceux qui remontent à l'Antiquité ? </text:p>
      <text:p text:style-name="P5">L'économique ainsi que les économiqu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14:48.570896000</meta:creation-date>
    <dc:date>2015-09-10T09:58:09.789603000</dc:date>
    <meta:editing-duration>PT28M4S</meta:editing-duration>
    <meta:editing-cycles>4</meta:editing-cycles>
    <meta:generator>LibreOffice/4.3.1.2$MacOSX_X86_64 LibreOffice_project/958349dc3b25111dbca392fbc281a05559ef6848</meta:generator>
    <meta:document-statistic meta:table-count="0" meta:image-count="0" meta:object-count="0" meta:page-count="1" meta:paragraph-count="10" meta:word-count="67" meta:character-count="440" meta:non-whitespace-character-count="378"/>
  </office:meta>
</office:document-meta>
</file>